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Source Code Pro" svg:font-family="'Source Code Pro', 'Liberation Mono', 'Courier New', Courier, monospace"/>
    <style:font-face style:name="arial" svg:font-family="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size="11pt" style:font-size-asian="11pt" style:font-size-complex="11pt"/>
    </style:style>
    <style:style style:name="P3" style:family="paragraph" style:parent-style-name="Preformatted_20_Text">
      <style:text-properties fo:font-variant="normal" fo:text-transform="none" fo:color="#666600" style:font-name="monospace" fo:font-size="11pt" fo:letter-spacing="normal" fo:font-style="normal" fo:font-weight="normal" officeooo:rsid="0001e542" officeooo:paragraph-rsid="0001e542" style:font-size-asian="11pt" style:font-size-complex="11pt"/>
    </style:style>
    <style:style style:name="P4" style:family="paragraph" style:parent-style-name="Preformatted_20_Text">
      <style:text-properties fo:font-variant="normal" fo:text-transform="none" fo:color="#273239" style:font-name="Consolas" fo:font-size="11pt" fo:letter-spacing="normal" fo:font-style="normal" fo:font-weight="normal" officeooo:paragraph-rsid="000527f4" style:font-size-asian="11pt" style:font-size-complex="11pt"/>
    </style:style>
    <style:style style:name="P5" style:family="paragraph" style:parent-style-name="Preformatted_20_Text">
      <style:text-properties fo:font-variant="normal" fo:text-transform="none" style:font-name="monospace" fo:font-size="11pt" fo:letter-spacing="normal" fo:font-style="normal" fo:font-weight="normal" officeooo:rsid="0001e542" officeooo:paragraph-rsid="0001e542" style:font-size-asian="11pt" style:font-size-complex="11pt"/>
    </style:style>
    <style:style style:name="P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1pt" fo:letter-spacing="normal" fo:font-style="normal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4d5156" style:font-name="arial" fo:font-size="11pt" fo:letter-spacing="normal" fo:font-style="normal" fo:font-weight="normal" officeooo:paragraph-rsid="0003e38b" style:font-size-asian="11pt" style:font-size-complex="11pt"/>
    </style:style>
    <style:style style:name="P8" style:family="paragraph" style:parent-style-name="Standard">
      <style:text-properties fo:font-variant="normal" fo:text-transform="none" fo:color="#4d5156" style:font-name="arial" fo:font-size="11pt" fo:letter-spacing="normal" fo:font-style="normal" fo:font-weight="normal" officeooo:rsid="0003e38b" officeooo:paragraph-rsid="0003e38b" style:font-size-asian="11pt" style:font-size-complex="11pt"/>
    </style:style>
    <style:style style:name="P9" style:family="paragraph" style:parent-style-name="Standard">
      <style:text-properties fo:font-variant="normal" fo:text-transform="none" fo:color="#4d5156" style:font-name="arial" fo:font-size="11pt" fo:letter-spacing="normal" fo:font-style="normal" fo:font-weight="normal" officeooo:paragraph-rsid="000527f4" style:font-size-asian="11pt" style:font-size-complex="11pt"/>
    </style:style>
    <style:style style:name="P10" style:family="paragraph" style:parent-style-name="Standard">
      <style:text-properties fo:font-size="11pt" officeooo:rsid="0001e542" officeooo:paragraph-rsid="0001e542" style:font-size-asian="11pt" style:font-size-complex="11pt"/>
    </style:style>
    <style:style style:name="P11" style:family="paragraph" style:parent-style-name="Standard">
      <style:text-properties fo:font-size="11pt" officeooo:paragraph-rsid="0001e542" style:font-size-asian="11pt" style:font-size-complex="11pt"/>
    </style:style>
    <style:style style:name="P12" style:family="paragraph" style:parent-style-name="Standard">
      <style:text-properties fo:font-size="11pt" officeooo:rsid="0003e38b" officeooo:paragraph-rsid="0003e38b" style:font-size-asian="11pt" style:font-size-complex="11pt"/>
    </style:style>
    <style:style style:name="P13" style:family="paragraph" style:parent-style-name="Standard">
      <style:text-properties fo:font-size="11pt" officeooo:paragraph-rsid="0003e38b" style:font-size-asian="11pt" style:font-size-complex="11pt"/>
    </style:style>
    <style:style style:name="T1" style:family="text">
      <style:text-properties officeooo:rsid="0001e542"/>
    </style:style>
    <style:style style:name="T2" style:family="text">
      <style:text-properties fo:color="#000088"/>
    </style:style>
    <style:style style:name="T3" style:family="text">
      <style:text-properties fo:color="#000000"/>
    </style:style>
    <style:style style:name="T4" style:family="text">
      <style:text-properties fo:color="#666600"/>
    </style:style>
    <style:style style:name="T5" style:family="text">
      <style:text-properties fo:color="#660066"/>
    </style:style>
    <style:style style:name="T6" style:family="text">
      <style:text-properties fo:font-variant="normal" fo:text-transform="none" fo:color="#000088" style:font-name="monospace" fo:font-size="11.25pt" fo:letter-spacing="normal" fo:font-style="normal" fo:font-weight="normal"/>
    </style:style>
    <style:style style:name="T7" style:family="text">
      <style:text-properties fo:font-variant="normal" fo:text-transform="none" fo:color="#000088" style:font-name="monospace" fo:letter-spacing="normal" fo:font-style="normal" fo:font-weight="normal"/>
    </style:style>
    <style:style style:name="T8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monospace" fo:letter-spacing="normal" fo:font-style="normal" fo:font-weight="normal"/>
    </style:style>
    <style:style style:name="T10" style:family="text">
      <style:text-properties fo:font-variant="normal" fo:text-transform="none" fo:color="#000000" style:font-name="Source Code Pro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404247" style:font-name="Source Code Pro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style:font-name="Source Code Pro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444444" style:font-name="Source Code Pro" fo:letter-spacing="normal" fo:font-style="normal" fo:font-weight="normal" officeooo:rsid="0003e38b" loext:padding="0cm" loext:border="none"/>
    </style:style>
    <style:style style:name="T14" style:family="text">
      <style:text-properties fo:font-variant="normal" fo:text-transform="none" fo:color="#444444" style:font-name="Source Code Pro" fo:font-size="10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444444" style:font-name="Source Code Pro" fo:font-size="10.5pt" fo:letter-spacing="normal" fo:font-style="normal" fo:font-weight="normal" officeooo:rsid="0003e38b" loext:padding="0cm" loext:border="none"/>
    </style:style>
    <style:style style:name="T16" style:family="text">
      <style:text-properties fo:font-variant="normal" fo:text-transform="none" fo:color="#d53aa9" style:font-name="Source Code Pro" fo:letter-spacing="normal" fo:font-style="normal" fo:font-weight="normal" loext:padding="0cm" loext:border="none"/>
    </style:style>
    <style:style style:name="T17" style:family="text">
      <style:text-properties fo:color="#444444" style:font-name="Source Code Pro" officeooo:rsid="0003e38b" loext:padding="0cm" loext:border="none"/>
    </style:style>
    <style:style style:name="T18" style:family="text">
      <style:text-properties fo:color="#444444" style:font-name="Source Code Pro" loext:padding="0cm" loext:border="none"/>
    </style:style>
    <style:style style:name="T19" style:family="text">
      <style:text-properties fo:color="#444444" style:font-name="Source Code Pro" fo:font-size="12pt" loext:padding="0cm" loext:border="none"/>
    </style:style>
    <style:style style:name="T20" style:family="text">
      <style:text-properties fo:color="#444444" style:font-name="Source Code Pro" officeooo:rsid="000527f4" loext:padding="0cm" loext:border="none"/>
    </style:style>
    <style:style style:name="T21" style:family="text">
      <style:text-properties officeooo:rsid="00052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 A</text:p>
      <text:p text:style-name="P10">2. Pandas</text:p>
      <text:p text:style-name="P10">3 <text:s text:c="2"/></text:p>
      <text:p text:style-name="P5"><text:span text:style-name="T2">import</text:span><text:span text:style-name="T3"> pandas </text:span><text:span text:style-name="T2">as</text:span><text:span text:style-name="T3"> pd</text:span></text:p>
      <text:p text:style-name="P2"><text:span text:style-name="T7">import</text:span><text:span text:style-name="T9"> numpy </text:span><text:span text:style-name="T7">as</text:span><text:span text:style-name="T9"> np</text:span></text:p>
      <text:p text:style-name="P1"/>
      <text:p text:style-name="P5"><text:span text:style-name="T3">df </text:span><text:span text:style-name="T4">=</text:span><text:span text:style-name="T3"> pd</text:span><text:span text:style-name="T4">.</text:span><text:span text:style-name="T5">DataFrame</text:span><text:span text:style-name="T4">(</text:span><text:span text:style-name="T3">df</text:span><text:span text:style-name="T4">)</text:span></text:p>
      <text:p text:style-name="P3"/>
      <text:p text:style-name="P11"><text:span text:style-name="T1">4 </text:span><text:span text:style-name="T10">DataFrame.</text:span><text:span text:style-name="T11">head</text:span><text:span text:style-name="T12">(</text:span><text:span text:style-name="T10">self, n=</text:span><text:span text:style-name="T16">5</text:span><text:span text:style-name="T12">)</text:span></text:p>
      <text:p text:style-name="P11"><text:span text:style-name="T12"/></text:p>
      <text:p text:style-name="P12"><text:span text:style-name="T12">5</text:span></text:p>
      <text:p text:style-name="P12"><text:span text:style-name="T12"><text:s/>software that is used to retrieve, modify and store databases. </text:span></text:p>
      <text:p text:style-name="P12"><text:span text:style-name="T12"/></text:p>
      <text:p text:style-name="P13"><text:span text:style-name="T13">RMDB <text:s/>is a database that </text:span><text:span text:style-name="T12">stores data in a row-based table structure which connects related data elements</text:span></text:p>
      <text:p text:style-name="P13"><text:span text:style-name="T13"/></text:p>
      <text:p text:style-name="P7"><text:span text:style-name="T17">SQL is a language used <text:s/>for managing data held in a relational database management systems</text:span></text:p>
      <text:p text:style-name="P7"><text:span text:style-name="T17"/></text:p>
      <text:p text:style-name="P8"><text:span text:style-name="T18">PK is an atribute that unquely identifies a row or record and can to used to establish relationships</text:span></text:p>
      <text:p text:style-name="P8"><text:span text:style-name="T18"/></text:p>
      <text:p text:style-name="P7"><text:span text:style-name="T17">FK is an attribute</text:span><text:span text:style-name="T18"> in a relational database table that provides a link between data in two tables, </text:span><text:span text:style-name="T17">that is a primary key of the related table.</text:span></text:p>
      <text:p text:style-name="P8"><text:span text:style-name="T18"/></text:p>
      <text:p text:style-name="P7"><text:span text:style-name="T17">Unique Key </text:span><text:span text:style-name="T18">is a group of one or more than one fields or columns of a table which uniquely identify database record</text:span></text:p>
      <text:p text:style-name="P7"><text:span text:style-name="T18"/></text:p>
      <text:p text:style-name="P8"><text:span text:style-name="T18">Left join- returns every record from the left table and matched ones from the right</text:span></text:p>
      <text:p text:style-name="P8"><text:span text:style-name="T18"/></text:p>
      <text:p text:style-name="P8"><text:span text:style-name="T18">Right join returns every record from the righttable and matched ones from the left</text:span></text:p>
      <text:p text:style-name="P8"><text:span text:style-name="T18"/></text:p>
      <text:p text:style-name="P9"><text:span text:style-name="T20">Inner join returns onlt the records </text:span><text:span text:style-name="T18">that have matching values in both tables</text:span></text:p>
      <text:p text:style-name="P9"><text:span text:style-name="T18"/></text:p>
      <text:p text:style-name="P4"><text:span text:style-name="T18">select * from (</text:span></text:p>
      <text:p text:style-name="P6">select <text:span text:style-name="T21">EmpName</text:span>, <text:span text:style-name="T21">EmpS</text:span>al<text:span text:style-name="T21">ary</text:span>, dense_rank() </text:p>
      <text:p text:style-name="P6">over(order by <text:span text:style-name="T21">EmpS</text:span>al<text:span text:style-name="T21">ary</text:span> desc)r from <text:span text:style-name="T21">e</text:span>mployee) </text:p>
      <text:p text:style-name="P6">where r=<text:span text:style-name="T21">3</text:span>;</text:p>
      <text:p text:style-name="P9"><text:span text:style-name="T18"/></text:p>
      <text:p text:style-name="P8"><text:span text:style-name="T18"/></text:p>
      <text:p text:style-name="P8"><text:span text:style-name="T18">A distributed system is a system whose components are located on different networked computers, which communicate and coordinate their actions by passing messages to one another from any system </text:span><text:span text:style-name="T20">and appear as 1 to the end us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Source Code Pro" svg:font-family="'Source Code Pro', 'Liberation Mono', 'Courier New', Courier, monospace"/>
    <style:font-face style:name="arial" svg:font-family="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5:06:04.944111713</meta:creation-date>
    <dc:date>2021-07-16T15:33:47.908293850</dc:date>
    <meta:editing-duration>PT14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224" meta:character-count="1294" meta:non-whitespace-character-count="1083"/>
  </office:meta>
</office:document-meta>
</file>